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94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102.84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39.55pt"/>
    </style:style>
    <style:style style:name="co10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99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8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Discovery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Streaming Mod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0xFF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Pacing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Units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I/O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yte Value allows for 8 discrete I and same for O giving upto 16 per n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Error Respons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Unit Abbreviation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Error Reset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7"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Reboot Devic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Device tempetur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1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Max Sensor Channel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Max 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Sensor Channel Range MAX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Sensor Channel Range MIN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Channel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8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09:22:44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5-24T17:31:47.887000000</dc:date>
    <meta:editing-duration>P2DT7H50M25S</meta:editing-duration>
    <meta:editing-cycles>87</meta:editing-cycles>
    <meta:generator>LibreOffice/5.4.1.2$Windows_X86_64 LibreOffice_project/ea7cb86e6eeb2bf3a5af73a8f7777ac570321527</meta:generator>
    <meta:document-statistic meta:table-count="5" meta:cell-count="442" meta:object-count="0"/>
  </office:meta>
</office:document-meta>
</file>